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12%" fo:text-align="center" style:justify-single-word="false" fo:text-indent="0cm" style:auto-text-indent="false"/>
      <style:text-properties fo:color="#000000" style:font-name="Google Sans Text1" fo:font-size="24pt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Google Sans Text1" fo:font-size="12pt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12%" fo:text-align="center" style:justify-single-word="false" fo:text-indent="0cm" style:auto-text-indent="false"/>
      <style:text-properties fo:color="#000000" style:font-name="Google Sans Text1" fo:font-size="12pt" style:text-underline-style="none" fo:font-weight="normal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2%" fo:text-align="center" style:justify-single-word="false" fo:text-indent="0cm" style:auto-text-indent="false"/>
      <style:text-properties fo:color="#000000" style:font-name="Google Sans Text1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Google Sans Text1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weight-complex="normal"/>
    </style:style>
    <style:style style:name="T1" style:family="text">
      <style:text-properties fo:color="#000000" style:font-name="Google Sans Text1" fo:font-size="24pt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weight-complex="normal"/>
    </style:style>
    <style:style style:name="T2" style:family="text">
      <style:text-properties fo:color="#000000" style:font-name="Google Sans Text1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otlight an</text:p>
      <text:p text:style-name="P3"/>
      <text:p text:style-name="P3">Nehme den Stift zur Hand </text:p>
      <text:p text:style-name="P5"/>
      <text:p text:style-name="P5"/>
      <text:p text:style-name="P3">Zusammen mit Schrift und Klang </text:p>
      <text:p text:style-name="P5"/>
      <text:p text:style-name="P3">Spotligt an </text:p>
      <text:p text:style-name="P6">...</text:p>
      <text:p text:style-name="P5"/>
      <text:p text:style-name="P6">Spotlight an</text:p>
      <text:p text:style-name="P3">auf in den Kampf</text:p>
      <text:p text:style-name="P3">Nehme den Stift zur Hand</text:p>
      <text:p text:style-name="P3">Bin im Begriff den tanz </text:p>
      <text:p text:style-name="P3">Elegant zusamm mit</text:p>
      <text:p text:style-name="P3">Schrift und Klang </text:p>
      <text:p text:style-name="P4"/>
      <text:p text:style-name="P3">Zu einem Hit fürs Land </text:p>
      <text:p text:style-name="P3">Einzufang </text:p>
      <text:p text:style-name="P3">Ergriff die Chance</text:p>
      <text:p text:style-name="P3">Bin gespannt </text:p>
      <text:p text:style-name="P3">Hörs dir an ..</text:p>
      <text:p text:style-name="P4"/>
      <text:p text:style-name="P3">Verpasse nem lyrischen </text:p>
      <text:p text:style-name="P3">Diamanten </text:p>
      <text:p text:style-name="P3">voll und ganz..</text:p>
      <text:p text:style-name="P3">Den <text:s/>Schliff und Glanz </text:p>
      <text:p text:style-name="P3">Die absolute pure <text:s/>brillianz </text:p>
      <text:p text:style-name="P6">Spotlight an</text:p>
      <text:p text:style-name="P4"/>
      <text:p text:style-name="P3">Epischer spitter </text:p>
      <text:p text:style-name="P3">Wenn ich fitter Als der Rest Dinger</text:p>
      <text:p text:style-name="P3">Wie Bretter liefer euch verklicker </text:p>
      <text:p text:style-name="P3">Wie Meine Welt so tickt weniger</text:p>
      <text:p text:style-name="P3">Gangster</text:p>
      <text:p text:style-name="P3">Image Rap trap meine tracks.. sind echter als die vieler anderer rapper</text:p>
      <text:p text:style-name="P4"/>
      <text:p text:style-name="P3">Ob besser oder schlechter juckt mich nicht </text:p>
      <text:p text:style-name="P3">Hauptsache fetter beat mit deep </text:p>
      <text:p text:style-name="P3">poesie Energie--geladenen Texten </text:p>
      <text:p text:style-name="P3">Keine.. </text:p>
      <text:p text:style-name="P4"/>
      <text:p text:style-name="P3">Maschinerie der musikindustrie </text:p>
      <text:p text:style-name="P3">Oder Kopie..</text:p>
      <text:p text:style-name="P3"><text:s/>das ist real wie nie </text:p>
      <text:p text:style-name="P1"><text:span text:style-name="Strong_20_Emphasis"><text:span text:style-name="T2">Spotlight an</text:span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44:07.99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36" meta:word-count="131" meta:character-count="775"/>
  </office:meta>
</office:document-meta>
</file>